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Text_20_body">
      <style:paragraph-properties fo:margin-top="0cm" fo:margin-bottom="0.3cm" loext:contextual-spacing="false"/>
    </style:style>
    <style:style style:name="P7" style:family="paragraph" style:parent-style-name="Table_20_Contents">
      <style:paragraph-properties fo:margin-top="0cm" fo:margin-bottom="0cm" loext:contextual-spacing="false" fo:text-align="center" style:justify-single-word="false"/>
    </style:style>
    <style:style style:name="P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 style:family="paragraph" style:parent-style-name="Text_20_body">
      <style:paragraph-properties fo:margin-top="0cm" fo:margin-bottom="0cm" loext:contextual-spacing="false"/>
      <style:text-properties style:text-underline-style="none"/>
    </style:style>
    <style:style style:name="P10" style:family="paragraph" style:parent-style-name="Text_20_body">
      <style:paragraph-properties fo:margin-top="0cm" fo:margin-bottom="0cm" loext:contextual-spacing="false" fo:break-before="page"/>
      <style:text-properties style:text-underline-style="none"/>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Standard">
      <style:paragraph-properties fo:margin-top="0.3cm" fo:margin-bottom="0.3cm" loext:contextual-spacing="false"/>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P1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19" style:family="paragraph" style:parent-style-name="Footer">
      <style:paragraph-properties>
        <style:tab-stops>
          <style:tab-stop style:position="7.62cm" style:type="center"/>
          <style:tab-stop style:position="16.51cm" style:type="right"/>
        </style:tab-stops>
      </style:paragraph-properties>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1">
      <style:paragraph-properties fo:margin-top="0cm" fo:margin-bottom="0cm"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officeooo:rsid="0006d509"/>
    </style:style>
    <style:style style:name="T1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75146080" text:id="ct105553175146080">
          <text:insertion>
            <office:change-info>
              <dc:creator>David Harris</dc:creator>
              <dc:date>2016-02-06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6">One of the important innovation<text:span text:style-name="T10">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6">These user interfaces need three major features: node discovery, node presentation <text:span text:style-name="T8">in</text:span> a user-friendly way (in other words <text:span text:style-name="T7">read access</text:span><text:span text:style-name="T8">)</text:span>, and node configuration (in other words <text:span text:style-name="T7">write access</text:span><text:span text:style-name="T8">)</text:span>.</text:p>
      <text:p text:style-name="P6">The protocols defined for these purposes have to be simple enough for all nodes to implement, and robust and scalable enough to work from the smallest networks to the largest layouts or module meets.</text:p>
      <text:p text:style-name="P6">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6">OpenLCB provides a very versatile protocol standard for communicating between nodes, which allow<text:span text:style-name="T10">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6">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6">Larger nodes are therefore encouraged to still implement this protocol to allow better handling of the entire network by network management tools.</text:p>
      <text:p text:style-name="P6"><text:soft-page-break/>For a Node to implement the Simple Node Information Protocol (as a target node), the following needs to be done:</text:p>
      <text:list xml:id="list3615295340339884975" text:style-name="L1">
        <text:list-item>
          <text:p text:style-name="P22">In the Protocol Support Reply message, indicate the availability of the Simple Node Information Protocol (SNIP) protocol.</text:p>
        </text:list-item>
        <text:list-item>
          <text:p text:style-name="P22">Listen for incoming Simple Node Information Requests.</text:p>
        </text:list-item>
        <text:list-item>
          <text:p text:style-name="P22">Reply to each of these requests by sending back one or more addressed messages to the source Node, containing the fixed payload. Ensure the framing bits are appropriately set when using CAN.</text:p>
        </text:list-item>
        <text:list-item>
          <text:p text:style-name="P22">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7">alternative</text:span> retrieval method for this information, the following steps have to be made:</text:p>
      <text:list xml:id="list5682452459188320784" text:style-name="L2">
        <text:list-item>
          <text:p text:style-name="P20">In the Protocol Support Reply, indicate the availability of the Abbreviated Configuration Definition Information (ACDI) protocol.</text:p>
        </text:list-item>
        <text:list-item>
          <text:p text:style-name="P20">Implement the OpenLCB Datagram Transport Protocol and the <text:span text:style-name="T9">OpenLCB </text:span>Memory Access Configuration Protocol.</text:p>
        </text:list-item>
        <text:list-item>
          <text:p text:style-name="P20">Implement a read-only memory space 0xFC and export the manufacturer-specific identification information in a fixed format.</text:p>
        </text:list-item>
        <text:list-item>
          <text:p text:style-name="P20">Implement a read-write memory space 0xFB and export the user-specific identification information in a fixed format.</text:p>
        </text:list-item>
        <text:list-item>
          <text:p text:style-name="P20">If the Configuration Definition Information (CDI) memory space is implemented, then add the &lt;acdi <text:span text:style-name="T6">…</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6">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6">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8">Name</text:p>
          </table:table-cell>
          <table:table-cell table:style-name="Table4.A1" office:value-type="string">
            <text:p text:style-name="P8">CAN header</text:p>
          </table:table-cell>
          <table:table-cell table:style-name="Table4.C1" office:value-type="string">
            <text:p text:style-name="P8">Data Content</text:p>
          </table:table-cell>
        </table:table-row>
        <table:table-row>
          <table:table-cell table:style-name="Table4.A2" office:value-type="string">
            <text:p text:style-name="P7">Simple Node Information Request</text:p>
          </table:table-cell>
          <table:table-cell table:style-name="Table4.A2" office:value-type="string">
            <text:p text:style-name="P7"><text:span text:style-name="T5">0x19DE</text:span>,8sss</text:p>
          </table:table-cell>
          <table:table-cell table:style-name="Table4.C2" office:value-type="string">
            <text:p text:style-name="P7">fddd</text:p>
          </table:table-cell>
        </table:table-row>
      </table:table>
      <text:p text:style-name="P12">Where 'sss' is the 12-bit CAN Alias of the source Node (the node sending the request), 'ddd' is the 12-bit CAN Alias of the target Node (being queried), and 'f' is typically 0.</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8">Name</text:p>
          </table:table-cell>
          <table:table-cell table:style-name="Table3.A1" office:value-type="string">
            <text:p text:style-name="P8">CAN header</text:p>
          </table:table-cell>
          <table:table-cell table:style-name="Table3.C1" office:value-type="string">
            <text:p text:style-name="P8">Data Content</text:p>
          </table:table-cell>
        </table:table-row>
        <table:table-row>
          <table:table-cell table:style-name="Table3.A2" office:value-type="string">
            <text:p text:style-name="P7">Simple Node Information Reply</text:p>
          </table:table-cell>
          <table:table-cell table:style-name="Table3.A2" office:value-type="string">
            <text:p text:style-name="P7"><text:span text:style-name="T5">0x19A0</text:span>,8sss</text:p>
          </table:table-cell>
          <table:table-cell table:style-name="Table3.C2" office:value-type="string">
            <text:p text:style-name="P7">fddd, up to 6 payload bytes</text:p>
          </table:table-cell>
        </table:table-row>
      </table:table>
      <text:p text:style-name="P12">Where 'sss' is the 12-bit CAN Alias of the target Node (sending the reply), 'ddd' is the 12-bit CAN Alias of the source Node (the one that has sent the query), and 'f' is as follows:</text:p>
      <text:list xml:id="list2783872253201559436" text:style-name="L3">
        <text:list-item>
          <text:p text:style-name="P21">f = 0x0 for replies that fit into a single CAN frame</text:p>
        </text:list-item>
        <text:list-item>
          <text:p text:style-name="P21">f = 0x1 for the first frame of a reply with more than one frame</text:p>
        </text:list-item>
        <text:list-item>
          <text:p text:style-name="P21">f = 0x2 for the last frame of a reply with more than one frame</text:p>
        </text:list-item>
        <text:list-item>
          <text:p text:style-name="P21">f = 0x3 for each middle frames of a reply with more than two frames</text:p>
        </text:list-item>
      </text:list>
      <text:p text:style-name="P9"><text:change-start text:change-id="ct105553175146080"/></text:p>
      <text:p text:style-name="P10"><text:change-end text:change-id="ct1055531751460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Annotations to the Standard<text:tab/>2</text:p>
          <text:p text:style-name="P14"><text:s/>2.1 Introduction<text:tab/>2</text:p>
          <text:p text:style-name="P14"><text:s/>2.2 Intended Use<text:tab/>2</text:p>
          <text:p text:style-name="P14"><text:s/>2.3 Reference and Context<text:tab/>2</text:p>
          <text:p text:style-name="P14"><text:s/>2.4 Message Format<text:tab/>3</text:p>
          <text:p text:style-name="P14"><text:s/>2.5 Payload Format<text:tab/>3</text:p>
          <text:p text:style-name="P13"><text:s/>2.5.1 Format<text:tab/>3</text:p>
          <text:p text:style-name="P13"><text:s/>2.5.2 Versioning<text:tab/>3</text:p>
          <text:p text:style-name="P14"><text:s/>2.6 Interactions<text:tab/>3</text:p>
          <text:p text:style-name="P14"><text:s/>2.7 CAN Adaptation<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tracked-changes>
          <text:changed-region xml:id="ct105553175064832" text:id="ct105553175064832">
            <text:deletion>
              <office:change-info>
                <dc:creator>Unknown Author</dc:creator>
                <dc:date>2021-04-25T21:56: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75064160" text:id="ct105553175064160">
            <text:insertion>
              <office:change-info>
                <dc:creator>Unknown Author</dc:creator>
                <dc:date>2021-04-25T21:56:00</dc:date>
              </office:change-info>
            </text:insertion>
          </text:changed-region>
        </text:tracked-changes>
        <text:p text:style-name="MP2"><text:change text:change-id="ct105553175064832"/><text:change-start text:change-id="ct10555317506416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064160"/></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706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5060352" text:id="ct105553175060352">
            <text:deletion>
              <office:change-info>
                <dc:creator>Unknown Author</dc:creator>
                <dc:date>2021-04-25T21:55: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MP8"><text:span text:style-name="Page_20_Number"><text:span text:style-name="MT2"/></text:span></text:p>
            </text:deletion>
          </text:changed-region>
          <text:changed-region xml:id="ct105553175066848" text:id="ct105553175066848">
            <text:insertion>
              <office:change-info>
                <dc:creator>Unknown Author</dc:creator>
                <dc:date>2021-04-25T21:55:00</dc:date>
              </office:change-info>
            </text:insertion>
          </text:changed-region>
        </text:tracked-changes>
        <text:p text:style-name="MP8"><text:change text:change-id="ct105553175060352"/><text:change-start text:change-id="ct105553175066848"/><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7506684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8</meta:editing-cycles>
    <meta:editing-duration>PT16H14M34S</meta:editing-duration>
    <meta:generator>LibreOffice/5.2.3.3$MacOSX_X86_64 LibreOffice_project/d54a8868f08a7b39642414cf2c8ef2f228f780cf</meta:generator>
    <dc:date>2021-04-25T21:56:25.959250135</dc:date>
    <meta:document-statistic meta:table-count="3" meta:image-count="1" meta:object-count="0" meta:page-count="5" meta:paragraph-count="80" meta:word-count="1822" meta:character-count="11360" meta:non-whitespace-character-count="9606"/>
    <meta:user-defined meta:name="OLCBdate">Apr 25, 2021</meta:user-defined>
    <meta:user-defined meta:name="OLCBstatus">Adopted</meta:user-defined>
    <meta:user-defined meta:name="OLCByear">2021</meta:user-defined>
  </office:meta>
</office:document-meta>
</file>